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492b"/>
    </style:style>
    <style:style style:name="P2" style:family="paragraph" style:parent-style-name="Standard">
      <style:text-properties officeooo:paragraph-rsid="00075c71"/>
    </style:style>
    <style:style style:name="P3" style:family="paragraph" style:parent-style-name="Standard">
      <style:text-properties officeooo:rsid="00075c71" officeooo:paragraph-rsid="00075c71"/>
    </style:style>
    <style:style style:name="T1" style:family="text">
      <style:text-properties officeooo:rsid="0002c7a6"/>
    </style:style>
    <style:style style:name="T2" style:family="text">
      <style:text-properties officeooo:rsid="00032c4b"/>
    </style:style>
    <style:style style:name="T3" style:family="text">
      <style:text-properties officeooo:rsid="000488fa"/>
    </style:style>
    <style:style style:name="T4" style:family="text">
      <style:text-properties officeooo:rsid="00054ca7"/>
    </style:style>
    <style:style style:name="T5" style:family="text">
      <style:text-properties officeooo:rsid="0005a7be"/>
    </style:style>
    <style:style style:name="T6" style:family="text">
      <style:text-properties officeooo:rsid="0006bb4e"/>
    </style:style>
    <style:style style:name="T7" style:family="text">
      <style:text-properties officeooo:rsid="0006d212"/>
    </style:style>
    <style:style style:name="T8" style:family="text">
      <style:text-properties officeooo:rsid="0007492b"/>
    </style:style>
    <style:style style:name="T9" style:family="text">
      <style:text-properties officeooo:rsid="00075c71"/>
    </style:style>
    <style:style style:name="T10" style:family="text">
      <style:text-properties officeooo:rsid="00095be1"/>
    </style:style>
    <style:style style:name="T11" style:family="text">
      <style:text-properties officeooo:rsid="0009e232"/>
    </style:style>
    <style:style style:name="T12" style:family="text">
      <style:text-properties officeooo:rsid="000a19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Takt</text:span></text:p>
      <text:p text:style-name="Standard">→<text:span text:style-name="T1"> Einheit: MHz oder GHz</text:span></text:p>
      <text:p text:style-name="Standard">→<text:span text:style-name="T1"> Wird durch einen Oszillator erzeugt.</text:span></text:p>
      <text:p text:style-name="Standard">→<text:span text:style-name="T2"> Eine CPU mit 3,2 GHz führt pro Sekunde 3,2 Milliarden Takte aus.</text:span></text:p>
      <text:p text:style-name="Standard"><text:tab/>→<text:span text:style-name="T5"> Sie kann 3,2 Milliarden mal 64 Bit-Daten pro Sekunde verarbeiten.</text:span></text:p>
      <text:p text:style-name="Standard"><text:tab/><text:tab/>→<text:span text:style-name="T12"> auf jedem Datenkanal kann die cpu eine 0 oder 1 pro Takt aufnehmen und </text:span></text:p>
      <text:p text:style-name="Standard"><text:tab/><text:tab/><text:tab/><text:span text:style-name="T12">verarbeiten.</text:span></text:p>
      <text:p text:style-name="Standard"/>
      <text:p text:style-name="Standard">- <text:span text:style-name="T5">Verarbeitungsgeschwindigkeit</text:span></text:p>
      <text:p text:style-name="Standard">→<text:span text:style-name="T5"> Bei der Geschwindigkeit geht es eher um die Menge an Instruktionen (Maschinenbefehle)</text:span></text:p>
      <text:p text:style-name="Standard"><text:tab/><text:span text:style-name="T5">die in einem Zeitabschnitt verarbeitet werden können und nicht um die Menge der Daten.</text:span></text:p>
      <text:p text:style-name="Standard">→<text:span text:style-name="T6"> Einheiten zur Verarbeitungsgeschwindigkeit:</text:span></text:p>
      <text:p text:style-name="P1"><text:tab/>→<text:span text:style-name="T6"> IPC</text:span></text:p>
      <text:p text:style-name="P1"><text:span text:style-name="T6"><text:tab/><text:tab/>→</text:span><text:span text:style-name="T8"> Instructions Per Clock (Instruktionen pro Takt).</text:span></text:p>
      <text:p text:style-name="P1"><text:span text:style-name="T6"><text:tab/><text:tab/>→</text:span><text:span text:style-name="T8"> Anzahl der Befehle die in einem Takt ausgeführt werden.</text:span></text:p>
      <text:p text:style-name="P2"><text:span text:style-name="T6"><text:tab/><text:tab/>→</text:span><text:span text:style-name="T9"> Drückt die Leistungsfähigkeit bzw. Effizienz aus.</text:span></text:p>
      <text:p text:style-name="P2"><text:span text:style-name="T6"><text:tab/>→</text:span><text:span text:style-name="T8"> </text:span><text:span text:style-name="T6"><text:s/>MIPS</text:span></text:p>
      <text:p text:style-name="P1"><text:tab/><text:tab/>→<text:span text:style-name="T8"> Million Instructions Per Second </text:span><text:span text:style-name="T9">oder auch Mega Instructions Per Second.</text:span></text:p>
      <text:p text:style-name="P2"><text:tab/><text:tab/>→<text:span text:style-name="T9">Maßstab für die Schnelligkeit des Prozessors.</text:span></text:p>
      <text:p text:style-name="P3"><text:tab/><text:tab/>→ Gibt an, wie viele Befehle in einer Sekunde verarbeitet werden können. </text:p>
      <text:p text:style-name="P1"><text:span text:style-name="T6"><text:tab/>→</text:span><text:span text:style-name="T8"> </text:span><text:span text:style-name="T6"><text:s/>FLOPS </text:span></text:p>
      <text:p text:style-name="P1"><text:tab/><text:tab/>→<text:span text:style-name="T10"> Floating Point Operations Per Second.</text:span></text:p>
      <text:p text:style-name="P1"><text:tab/><text:tab/>→<text:span text:style-name="T10"> Anzahl der Fließkomma Operationen die pro Sekunde Ausgeführt werden können. </text:span></text:p>
      <text:p text:style-name="P1"><text:span text:style-name="T6"><text:tab/><text:tab/>→</text:span><text:span text:style-name="T10"> </text:span><text:span text:style-name="T6">3D-Grafik-, Audio- und Videoverarbeitung sind auf eine möglichst schnelle <text:tab/><text:tab/><text:tab/><text:tab/>Fließkomma-Berechnung angewiesen. </text:span></text:p>
      <text:p text:style-name="Standard"><text:tab/>→<text:span text:style-name="T10"> FPS</text:span></text:p>
      <text:p text:style-name="Standard"><text:tab/><text:tab/>→<text:span text:style-name="T10"> </text:span><text:span text:style-name="T11">Anzahl der Frames (Bilder) die eine Grafikkarte pro Sekunde erzeugen kann.</text:span></text:p>
      <text:p text:style-name="Standard"/>
      <text:p text:style-name="Standard">- <text:span text:style-name="T3">Architektur</text:span></text:p>
      <text:p text:style-name="Standard">→<text:span text:style-name="T3"> Eine CPU mit geringerem Takt kann Schneller sein als eine CPU mit höherem Takt,</text:span></text:p>
      <text:p text:style-name="Standard"><text:tab/><text:span text:style-name="T3">wenn sie </text:span><text:span text:style-name="T4">eine effizientere Architektur hat und Anweisung somit schneller</text:span></text:p>
      <text:p text:style-name="Standard"><text:tab/><text:span text:style-name="T4">fertigstellen k</text:span><text:span text:style-name="T5">ann</text:span><text:span text:style-name="T4">.</text:span></text:p>
      <text:p text:style-name="Standard"><text:tab/>→<text:span text:style-name="T7"> Es kommt darauf an, was eine CPU pro Takt an Aufgaben erledigen kan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0:22:44.157240789</meta:creation-date>
    <meta:generator>LibreOffice/6.4.7.2$Linux_X86_64 LibreOffice_project/40$Build-2</meta:generator>
    <dc:date>2023-01-23T11:54:10.497155789</dc:date>
    <meta:editing-duration>PT27M58S</meta:editing-duration>
    <meta:editing-cycles>11</meta:editing-cycles>
    <meta:document-statistic meta:table-count="0" meta:image-count="0" meta:object-count="0" meta:page-count="1" meta:paragraph-count="30" meta:word-count="231" meta:character-count="1506" meta:non-whitespace-character-count="1260"/>
  </office:meta>
</office:document-meta>
</file>